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3a4e1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text-properties officeooo:rsid="0003a4e1" officeooo:paragraph-rsid="0003a4e1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text-properties officeooo:paragraph-rsid="0003a5eb"/>
    </style:style>
    <style:style style:name="P7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8" style:family="paragraph" style:parent-style-name="Standard">
      <style:text-properties officeooo:paragraph-rsid="0004dd33"/>
    </style:style>
    <style:style style:name="P9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Consolas" fo:font-size="10.5pt" fo:font-weight="normal" fo:background-color="#1f1f1f"/>
    </style:style>
    <style:style style:name="P10" style:family="paragraph" style:parent-style-name="Standard">
      <style:text-properties officeooo:rsid="0004dd33" officeooo:paragraph-rsid="0004dd33"/>
    </style:style>
    <style:style style:name="P11" style:family="paragraph" style:parent-style-name="Standard">
      <style:paragraph-properties fo:break-before="page"/>
      <style:text-properties officeooo:paragraph-rsid="00067fba"/>
    </style:style>
    <style:style style:name="P12" style:family="paragraph" style:parent-style-name="Standard">
      <style:text-properties officeooo:rsid="00067fba" officeooo:paragraph-rsid="00067fba"/>
    </style:style>
    <style:style style:name="P13" style:family="paragraph" style:parent-style-name="Standard">
      <style:text-properties officeooo:paragraph-rsid="0007eb6f"/>
    </style:style>
    <style:style style:name="P14" style:family="paragraph" style:parent-style-name="Standard">
      <style:text-properties officeooo:rsid="0007eb6f" officeooo:paragraph-rsid="0007eb6f"/>
    </style:style>
    <style:style style:name="P15" style:family="paragraph" style:parent-style-name="Standard">
      <style:text-properties officeooo:paragraph-rsid="00081842"/>
    </style:style>
    <style:style style:name="P16" style:family="paragraph" style:parent-style-name="Standard">
      <style:text-properties officeooo:rsid="00081842" officeooo:paragraph-rsid="00081842"/>
    </style:style>
    <style:style style:name="P17" style:family="paragraph" style:parent-style-name="Standard">
      <style:text-properties officeooo:paragraph-rsid="0009afd8"/>
    </style:style>
    <style:style style:name="P18" style:family="paragraph" style:parent-style-name="Standard">
      <style:text-properties officeooo:rsid="0009afd8" officeooo:paragraph-rsid="0009afd8"/>
    </style:style>
    <style:style style:name="T1" style:family="text">
      <style:text-properties officeooo:rsid="0003a4e1"/>
    </style:style>
    <style:style style:name="T2" style:family="text">
      <style:text-properties fo:color="#9cdcfe" loext:opacity="100%" style:font-name="Consolas" fo:font-size="10.5pt" fo:font-weight="normal" fo:background-color="#1f1f1f" loext:char-shading-value="0"/>
    </style:style>
    <style:style style:name="T3" style:family="text">
      <style:text-properties fo:color="#cccccc" loext:opacity="100%" style:font-name="Consolas" fo:font-size="10.5pt" fo:font-weight="normal" fo:background-color="#1f1f1f" loext:char-shading-value="0"/>
    </style:style>
    <style:style style:name="T4" style:family="text">
      <style:text-properties fo:color="#d4d4d4" loext:opacity="100%" style:font-name="Consolas" fo:font-size="10.5pt" fo:font-weight="normal" fo:background-color="#1f1f1f" loext:char-shading-value="0"/>
    </style:style>
    <style:style style:name="T5" style:family="text">
      <style:text-properties fo:color="#b5cea8" loext:opacity="100%" style:font-name="Consolas" fo:font-size="10.5pt" fo:font-weight="normal" fo:background-color="#1f1f1f" loext:char-shading-value="0"/>
    </style:style>
    <style:style style:name="T6" style:family="text">
      <style:text-properties fo:color="#c586c0" loext:opacity="100%"/>
    </style:style>
    <style:style style:name="T7" style:family="text">
      <style:text-properties fo:color="#9cdcfe" loext:opacity="100%"/>
    </style:style>
    <style:style style:name="T8" style:family="text">
      <style:text-properties fo:color="#4ec9b0" loext:opacity="100%"/>
    </style:style>
    <style:style style:name="T9" style:family="text">
      <style:text-properties fo:color="#b5cea8" loext:opacity="100%"/>
    </style:style>
    <style:style style:name="T10" style:family="text">
      <style:text-properties fo:color="#dcdcaa" loext:opacity="100%" style:font-name="Consolas" fo:font-size="10.5pt" fo:font-weight="normal"/>
    </style:style>
    <style:style style:name="T11" style:family="text">
      <style:text-properties style:font-name="Consolas" fo:font-size="10.5pt" fo:font-weight="normal"/>
    </style:style>
    <style:style style:name="T12" style:family="text">
      <style:text-properties fo:color="#9cdcfe" loext:opacity="100%" style:font-name="Consolas" fo:font-size="10.5pt" fo:font-weight="normal"/>
    </style:style>
    <style:style style:name="T13" style:family="text">
      <style:text-properties fo:color="#dcdcaa" loext:opacity="100%" style:font-name="Consolas" fo:font-size="10.5pt" fo:font-weight="normal" fo:background-color="#1f1f1f" loext:char-shading-value="0"/>
    </style:style>
    <style:style style:name="T14" style:family="text">
      <style:text-properties fo:color="#ce9178" loext:opacity="100%" style:font-name="Consolas" fo:font-size="10.5pt" fo:font-weight="normal" fo:background-color="#1f1f1f" loext:char-shading-value="0"/>
    </style:style>
    <style:style style:name="T15" style:family="text">
      <style:text-properties fo:color="#d4d4d4" loext:opacity="100%"/>
    </style:style>
    <style:style style:name="T16" style:family="text">
      <style:text-properties fo:color="#dcdcaa" loext:opacity="100%"/>
    </style:style>
    <style:style style:name="T17" style:family="text">
      <style:text-properties fo:color="#569cd6" loext:opacity="100%"/>
    </style:style>
    <style:style style:name="T18" style:family="text">
      <style:text-properties fo:color="#ce9178" loext:opacity="100%"/>
    </style:style>
    <style:style style:name="T19" style:family="text">
      <style:text-properties officeooo:rsid="0003a5eb"/>
    </style:style>
    <style:style style:name="T20" style:family="text">
      <style:text-properties fo:color="#d4d4d4" loext:opacity="100%" style:font-name="Consolas" fo:font-size="10.5pt" fo:font-weight="normal"/>
    </style:style>
    <style:style style:name="T21" style:family="text">
      <style:text-properties officeooo:rsid="0004dd33"/>
    </style:style>
    <style:style style:name="T22" style:family="text">
      <style:text-properties fo:color="#ce9178" loext:opacity="100%" style:font-name="Consolas" fo:font-size="10.5pt" fo:font-weight="normal"/>
    </style:style>
    <style:style style:name="T23" style:family="text">
      <style:text-properties fo:color="#4ec9b0" loext:opacity="100%" style:font-name="Consolas" fo:font-size="10.5pt" fo:font-weight="normal"/>
    </style:style>
    <style:style style:name="T24" style:family="text">
      <style:text-properties fo:color="#c586c0" loext:opacity="100%" style:font-name="Consolas" fo:font-size="10.5pt" fo:font-weight="normal"/>
    </style:style>
    <style:style style:name="T25" style:family="text">
      <style:text-properties fo:color="#b5cea8" loext:opacity="100%" style:font-name="Consolas" fo:font-size="10.5pt" fo:font-weight="normal"/>
    </style:style>
    <style:style style:name="T26" style:family="text">
      <style:text-properties officeooo:rsid="00067fba"/>
    </style:style>
    <style:style style:name="T27" style:family="text">
      <style:text-properties fo:color="#c586c0" loext:opacity="100%" style:font-name="Consolas" fo:font-size="10.5pt" fo:font-weight="normal" fo:background-color="#1f1f1f" loext:char-shading-value="0"/>
    </style:style>
    <style:style style:name="T28" style:family="text">
      <style:text-properties fo:color="#4ec9b0" loext:opacity="100%" style:font-name="Consolas" fo:font-size="10.5pt" fo:font-weight="normal" fo:background-color="#1f1f1f" loext:char-shading-value="0"/>
    </style:style>
    <style:style style:name="T29" style:family="text">
      <style:text-properties officeooo:rsid="0007eb6f"/>
    </style:style>
    <style:style style:name="T30" style:family="text">
      <style:text-properties officeooo:rsid="00081842"/>
    </style:style>
    <style:style style:name="T31" style:family="text">
      <style:text-properties officeooo:rsid="0009af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- </text:span><text:span text:style-name="T2">num</text:span><text:span text:style-name="T3"> </text:span><text:span text:style-name="T4">=</text:span><text:span text:style-name="T3"> </text:span><text:span text:style-name="T5">0</text:span></text:p>
      <text:p text:style-name="P2"><text:span text:style-name="T6">for</text:span> <text:span text:style-name="T7">num</text:span> <text:span text:style-name="T6">in</text:span> <text:span text:style-name="T8">range</text:span>(<text:span text:style-name="T9">1</text:span>, <text:span text:style-name="T9">101</text:span>):</text:p>
      <text:p text:style-name="P3">    <text:span text:style-name="T10">print</text:span><text:span text:style-name="T11">(</text:span><text:span text:style-name="T12">num</text:span><text:span text:style-name="T11">)</text:span></text:p>
      <text:p text:style-name="P4"/>
      <text:p text:style-name="P1"><text:span text:style-name="T1">2- </text:span><text:span text:style-name="T13">print</text:span><text:span text:style-name="T3">(</text:span><text:span text:style-name="T14">"Introduce un numero entero"</text:span><text:span text:style-name="T3">)</text:span></text:p>
      <text:p text:style-name="P5"/>
      <text:p text:style-name="P2"><text:span text:style-name="T7">num</text:span> <text:span text:style-name="T15">=</text:span> <text:span text:style-name="T8">int</text:span>(<text:span text:style-name="T16">input</text:span>())</text:p>
      <text:p text:style-name="P5"/>
      <text:p text:style-name="P2"><text:span text:style-name="T7">lon</text:span> <text:span text:style-name="T15">=</text:span> <text:span text:style-name="T16">len</text:span>(<text:span text:style-name="T8">str</text:span>(<text:span text:style-name="T7">num</text:span>))</text:p>
      <text:p text:style-name="P5"/>
      <text:p text:style-name="P2"><text:span text:style-name="T16">print</text:span>(<text:span text:style-name="T17">f</text:span><text:span text:style-name="T18">"tu numero tiene </text:span><text:span text:style-name="T17">{</text:span><text:span text:style-name="T7">lon</text:span><text:span text:style-name="T17">}</text:span><text:span text:style-name="T18"> digitos"</text:span>)</text:p>
      <text:p text:style-name="P4"/>
      <text:p text:style-name="P6"><text:span text:style-name="T19">3-</text:span><text:span text:style-name="T2">contador</text:span><text:span text:style-name="T3"> </text:span><text:span text:style-name="T4">=</text:span><text:span text:style-name="T3"> </text:span><text:span text:style-name="T5">0</text:span></text:p>
      <text:p text:style-name="P2"><text:span text:style-name="T16">print</text:span>(<text:span text:style-name="T18">"Escribe 2 valores enteros"</text:span>)</text:p>
      <text:p text:style-name="P2"><text:span text:style-name="T7">num1</text:span> <text:span text:style-name="T15">=</text:span> <text:span text:style-name="T8">int</text:span>(<text:span text:style-name="T16">input</text:span>())</text:p>
      <text:p text:style-name="P5"/>
      <text:p text:style-name="P2"><text:span text:style-name="T16">print</text:span>(<text:span text:style-name="T18">"Numero 2"</text:span>)</text:p>
      <text:p text:style-name="P5"/>
      <text:p text:style-name="P2"><text:span text:style-name="T7">num2</text:span> <text:span text:style-name="T15">=</text:span> <text:span text:style-name="T8">int</text:span>(<text:span text:style-name="T16">input</text:span>())</text:p>
      <text:p text:style-name="P5"/>
      <text:p text:style-name="P2"><text:span text:style-name="T6">for</text:span> <text:span text:style-name="T7">i</text:span> <text:span text:style-name="T6">in</text:span> <text:span text:style-name="T8">range</text:span>(<text:span text:style-name="T7">num1</text:span> <text:span text:style-name="T15">+</text:span> <text:span text:style-name="T9">1</text:span>, <text:span text:style-name="T7">num2</text:span>):</text:p>
      <text:p text:style-name="P3">    <text:span text:style-name="T12">contador</text:span><text:span text:style-name="T11"> </text:span><text:span text:style-name="T20">+=</text:span><text:span text:style-name="T11"> </text:span><text:span text:style-name="T12">i</text:span></text:p>
      <text:p text:style-name="P5"/>
      <text:p text:style-name="P2"><text:span text:style-name="T16">print</text:span>(<text:span text:style-name="T7">contador</text:span>)</text:p>
      <text:p text:style-name="P7"/>
      <text:p text:style-name="P8"><text:span text:style-name="T21">4- </text:span><text:span text:style-name="T2">contador</text:span><text:span text:style-name="T3"> </text:span><text:span text:style-name="T4">=</text:span><text:span text:style-name="T3"> </text:span><text:span text:style-name="T5">0</text:span></text:p>
      <text:p text:style-name="P5"/>
      <text:p text:style-name="P2"><text:span text:style-name="T16">print</text:span>(<text:span text:style-name="T18">"Escribe valores enteros y si quieres terminar el programa escribe 0"</text:span>)</text:p>
      <text:p text:style-name="P2"><text:span text:style-name="T7">num</text:span> <text:span text:style-name="T15">=</text:span> <text:span text:style-name="T8">int</text:span>(<text:span text:style-name="T16">input</text:span>())</text:p>
      <text:p text:style-name="P9"><text:line-break/></text:p>
      <text:p text:style-name="P2"><text:span text:style-name="T6">while</text:span> <text:span text:style-name="T7">num</text:span> <text:span text:style-name="T15">!=</text:span> <text:span text:style-name="T9">0</text:span>:</text:p>
      <text:p text:style-name="P5"/>
      <text:p text:style-name="P3">    <text:span text:style-name="T12">contador</text:span><text:span text:style-name="T11"> </text:span><text:span text:style-name="T20">=</text:span><text:span text:style-name="T11"> </text:span><text:span text:style-name="T12">contador</text:span><text:span text:style-name="T11"> </text:span><text:span text:style-name="T20">+</text:span><text:span text:style-name="T11"> </text:span><text:span text:style-name="T12">num</text:span></text:p>
      <text:p text:style-name="P3">    <text:span text:style-name="T10">print</text:span><text:span text:style-name="T11">(</text:span><text:span text:style-name="T22">"Escribe valores enteros y si quieres terminar el programa escribe 0"</text:span><text:span text:style-name="T11">)</text:span></text:p>
      <text:p text:style-name="P3">    <text:span text:style-name="T12">num</text:span><text:span text:style-name="T11"> </text:span><text:span text:style-name="T20">=</text:span><text:span text:style-name="T11"> </text:span><text:span text:style-name="T23">int</text:span><text:span text:style-name="T11">(</text:span><text:span text:style-name="T10">input</text:span><text:span text:style-name="T11">())</text:span></text:p>
      <text:p text:style-name="P3">    <text:span text:style-name="T24">if</text:span><text:span text:style-name="T11"> </text:span><text:span text:style-name="T12">num</text:span><text:span text:style-name="T11"> </text:span><text:span text:style-name="T20">==</text:span><text:span text:style-name="T11"> </text:span><text:span text:style-name="T25">0</text:span><text:span text:style-name="T11">:</text:span></text:p>
      <text:p text:style-name="P3">        <text:span text:style-name="T24">break</text:span></text:p>
      <text:p text:style-name="P5"/>
      <text:p text:style-name="P2"><text:span text:style-name="T16">print</text:span>(<text:span text:style-name="T17">f</text:span><text:span text:style-name="T18">"La suma de los enteros es </text:span><text:span text:style-name="T17">{</text:span><text:span text:style-name="T7">contador</text:span><text:span text:style-name="T17">}</text:span><text:span text:style-name="T18">"</text:span> )</text:p>
      <text:p text:style-name="P10"/>
      <text:p text:style-name="P10"/>
      <text:p text:style-name="P11"><text:span text:style-name="T26">5- </text:span><text:span text:style-name="T27">import</text:span><text:span text:style-name="T3"> </text:span><text:span text:style-name="T28">random</text:span></text:p>
      <text:p text:style-name="P2"><text:span text:style-name="T7">num_random</text:span> <text:span text:style-name="T15">=</text:span> <text:span text:style-name="T8">random</text:span>.<text:span text:style-name="T7">randint</text:span>(<text:span text:style-name="T9">1</text:span>,<text:span text:style-name="T9">10</text:span>)</text:p>
      <text:p text:style-name="P2"><text:span text:style-name="T16">print</text:span>(<text:span text:style-name="T18">"Escribe un numero cualquiera del 1 al 9"</text:span>)</text:p>
      <text:p text:style-name="P2"><text:span text:style-name="T7">num</text:span> <text:span text:style-name="T15">=</text:span> <text:span text:style-name="T8">int</text:span>(<text:span text:style-name="T16">input</text:span>())</text:p>
      <text:p text:style-name="P5"/>
      <text:p text:style-name="P2"><text:span text:style-name="T6">while</text:span> <text:span text:style-name="T7">num</text:span> <text:span text:style-name="T15">!=</text:span> <text:span text:style-name="T7">num_random</text:span>: </text:p>
      <text:p text:style-name="P3">    <text:span text:style-name="T12">num_random</text:span><text:span text:style-name="T11"> </text:span><text:span text:style-name="T20">=</text:span><text:span text:style-name="T11"> </text:span><text:span text:style-name="T23">random</text:span><text:span text:style-name="T11">.</text:span><text:span text:style-name="T12">randint</text:span><text:span text:style-name="T11">(</text:span><text:span text:style-name="T25">1</text:span><text:span text:style-name="T11">,</text:span><text:span text:style-name="T25">10</text:span><text:span text:style-name="T11">)</text:span></text:p>
      <text:p text:style-name="P3">    <text:span text:style-name="T10">print</text:span><text:span text:style-name="T11">(</text:span><text:span text:style-name="T22">"Escribe un numero cualquiera del 1 al 9"</text:span><text:span text:style-name="T11">)</text:span></text:p>
      <text:p text:style-name="P3">    <text:span text:style-name="T12">num</text:span><text:span text:style-name="T11"> </text:span><text:span text:style-name="T20">=</text:span><text:span text:style-name="T11"> </text:span><text:span text:style-name="T23">int</text:span><text:span text:style-name="T11">(</text:span><text:span text:style-name="T10">input</text:span><text:span text:style-name="T11">())</text:span></text:p>
      <text:p text:style-name="P3">    <text:span text:style-name="T24">if</text:span><text:span text:style-name="T11"> </text:span><text:span text:style-name="T12">num</text:span><text:span text:style-name="T11"> </text:span><text:span text:style-name="T20">==</text:span><text:span text:style-name="T11"> </text:span><text:span text:style-name="T12">num_random</text:span><text:span text:style-name="T11">: </text:span></text:p>
      <text:p text:style-name="P3">        <text:span text:style-name="T24">break</text:span></text:p>
      <text:p text:style-name="P5"/>
      <text:p text:style-name="P2"><text:span text:style-name="T16">print</text:span>( <text:span text:style-name="T17">f</text:span><text:span text:style-name="T18">"ADIVINASTE EL NUMERO ES </text:span><text:span text:style-name="T17">{</text:span><text:span text:style-name="T7">num</text:span><text:span text:style-name="T17">}</text:span><text:span text:style-name="T18">"</text:span>)</text:p>
      <text:p text:style-name="P12"/>
      <text:p text:style-name="P12"/>
      <text:p text:style-name="P13"><text:span text:style-name="T29">6- </text:span><text:span text:style-name="T2">num</text:span><text:span text:style-name="T3"> </text:span><text:span text:style-name="T4">=</text:span><text:span text:style-name="T3"> </text:span><text:span text:style-name="T5">0</text:span></text:p>
      <text:p text:style-name="P2"><text:span text:style-name="T6">for</text:span> <text:span text:style-name="T7">num</text:span> <text:span text:style-name="T6">in</text:span> <text:span text:style-name="T8">range</text:span>(<text:span text:style-name="T9">100</text:span>, <text:span text:style-name="T9">0</text:span>, <text:span text:style-name="T15">-</text:span><text:span text:style-name="T9">2</text:span>):</text:p>
      <text:p text:style-name="P3">    <text:span text:style-name="T10">print</text:span><text:span text:style-name="T11">(</text:span><text:span text:style-name="T12">num</text:span><text:span text:style-name="T11">)</text:span></text:p>
      <text:p text:style-name="P14"/>
      <text:p text:style-name="P13"><text:span text:style-name="T29">7-</text:span><text:span text:style-name="T2">contador</text:span><text:span text:style-name="T3"> </text:span><text:span text:style-name="T4">=</text:span><text:span text:style-name="T3"> </text:span><text:span text:style-name="T5">0</text:span></text:p>
      <text:p text:style-name="P5"/>
      <text:p text:style-name="P2"><text:span text:style-name="T16">print</text:span>(<text:span text:style-name="T18">"Ingresa un numero positivo"</text:span>)</text:p>
      <text:p text:style-name="P5"/>
      <text:p text:style-name="P2"><text:span text:style-name="T7">num</text:span> <text:span text:style-name="T15">=</text:span> <text:span text:style-name="T8">int</text:span>(<text:span text:style-name="T16">input</text:span>())</text:p>
      <text:p text:style-name="P5"/>
      <text:p text:style-name="P2"><text:span text:style-name="T6">for</text:span> <text:span text:style-name="T7">i</text:span> <text:span text:style-name="T6">in</text:span> <text:span text:style-name="T8">range</text:span> (<text:span text:style-name="T9">0</text:span>, <text:span text:style-name="T7">num</text:span>):</text:p>
      <text:p text:style-name="P3">    <text:span text:style-name="T12">contador</text:span><text:span text:style-name="T11"> </text:span><text:span text:style-name="T20">+=</text:span><text:span text:style-name="T11"> </text:span><text:span text:style-name="T12">i</text:span></text:p>
      <text:p text:style-name="P5"/>
      <text:p text:style-name="P3">    <text:span text:style-name="T10">print</text:span><text:span text:style-name="T11">(</text:span><text:span text:style-name="T12">contador</text:span><text:span text:style-name="T11">)</text:span></text:p>
      <text:p text:style-name="P14"/>
      <text:p text:style-name="P13"><text:span text:style-name="T29">8- </text:span><text:span text:style-name="T2">cont_n</text:span><text:span text:style-name="T3"> </text:span><text:span text:style-name="T4">=</text:span><text:span text:style-name="T3"> </text:span><text:span text:style-name="T5">0</text:span></text:p>
      <text:p text:style-name="P2"><text:span text:style-name="T7">cont_p</text:span> <text:span text:style-name="T15">=</text:span> <text:span text:style-name="T9">0</text:span></text:p>
      <text:p text:style-name="P2"><text:span text:style-name="T7">cont_pa</text:span> <text:span text:style-name="T15">=</text:span> <text:span text:style-name="T9">0</text:span></text:p>
      <text:p text:style-name="P2"><text:span text:style-name="T7">cont_im</text:span> <text:span text:style-name="T15">=</text:span> <text:span text:style-name="T9">0</text:span></text:p>
      <text:p text:style-name="P2"><text:span text:style-name="T7">contador</text:span> <text:span text:style-name="T15">=</text:span> <text:span text:style-name="T9">0</text:span></text:p>
      <text:p text:style-name="P5"/>
      <text:p text:style-name="P2"><text:span text:style-name="T6">while</text:span> <text:span text:style-name="T7">contador</text:span> <text:span text:style-name="T15">&lt;=</text:span> <text:span text:style-name="T9">100</text:span>:</text:p>
      <text:p text:style-name="P3">    <text:span text:style-name="T10">print</text:span><text:span text:style-name="T11">(</text:span><text:span text:style-name="T22">"Escribe un numero"</text:span><text:span text:style-name="T11">)</text:span></text:p>
      <text:p text:style-name="P5"/>
      <text:p text:style-name="P3">    <text:span text:style-name="T12">num</text:span><text:span text:style-name="T11"> </text:span><text:span text:style-name="T20">=</text:span><text:span text:style-name="T11"> </text:span><text:span text:style-name="T23">int</text:span><text:span text:style-name="T11">(</text:span><text:span text:style-name="T10">input</text:span><text:span text:style-name="T11">())</text:span></text:p>
      <text:p text:style-name="P5"/>
      <text:p text:style-name="P3">    <text:span text:style-name="T24">if</text:span><text:span text:style-name="T11"> </text:span><text:span text:style-name="T12">num</text:span><text:span text:style-name="T11"> </text:span><text:span text:style-name="T20">&gt;</text:span><text:span text:style-name="T11"> </text:span><text:span text:style-name="T25">0</text:span><text:span text:style-name="T11">:</text:span></text:p>
      <text:p text:style-name="P3">        <text:span text:style-name="T12">cont_p</text:span><text:span text:style-name="T11"> </text:span><text:span text:style-name="T20">=</text:span><text:span text:style-name="T11"> </text:span><text:span text:style-name="T12">cont_p</text:span><text:span text:style-name="T11"> </text:span><text:span text:style-name="T20">+</text:span><text:span text:style-name="T11"> </text:span><text:span text:style-name="T25">1</text:span></text:p>
      <text:p text:style-name="P3">    <text:span text:style-name="T24">else</text:span><text:span text:style-name="T11">:</text:span></text:p>
      <text:p text:style-name="P3">        <text:span text:style-name="T12">cont_n</text:span><text:span text:style-name="T11"> </text:span><text:span text:style-name="T20">=</text:span><text:span text:style-name="T11"> </text:span><text:span text:style-name="T12">cont_n</text:span><text:span text:style-name="T11"> </text:span><text:span text:style-name="T20">+</text:span><text:span text:style-name="T11"> </text:span><text:span text:style-name="T25">1</text:span></text:p>
      <text:p text:style-name="P3">    </text:p>
      <text:p text:style-name="P3">    <text:span text:style-name="T24">if</text:span><text:span text:style-name="T11"> </text:span><text:span text:style-name="T12">num</text:span><text:span text:style-name="T11"> </text:span><text:span text:style-name="T20">%</text:span><text:span text:style-name="T11"> </text:span><text:span text:style-name="T25">2</text:span><text:span text:style-name="T11"> </text:span><text:span text:style-name="T20">==</text:span><text:span text:style-name="T11"> </text:span><text:span text:style-name="T25">0</text:span><text:span text:style-name="T11">:</text:span></text:p>
      <text:p text:style-name="P3">        <text:span text:style-name="T12">cont_pa</text:span><text:span text:style-name="T11"> </text:span><text:span text:style-name="T20">=</text:span><text:span text:style-name="T11"> </text:span><text:span text:style-name="T12">cont_pa</text:span><text:span text:style-name="T11"> </text:span><text:span text:style-name="T20">+</text:span><text:span text:style-name="T11"> </text:span><text:span text:style-name="T25">1</text:span></text:p>
      <text:p text:style-name="P3">    <text:span text:style-name="T24">else</text:span><text:span text:style-name="T11">:</text:span></text:p>
      <text:p text:style-name="P3">        <text:span text:style-name="T12">cont_im</text:span><text:span text:style-name="T11"> </text:span><text:span text:style-name="T20">=</text:span><text:span text:style-name="T11"> </text:span><text:span text:style-name="T12">cont_im</text:span><text:span text:style-name="T11"> </text:span><text:span text:style-name="T20">+</text:span><text:span text:style-name="T11"> </text:span><text:span text:style-name="T25">1</text:span></text:p>
      <text:p text:style-name="P3">    </text:p>
      <text:p text:style-name="P3"><text:soft-page-break/>    <text:span text:style-name="T12">contador</text:span><text:span text:style-name="T11"> </text:span><text:span text:style-name="T20">=</text:span><text:span text:style-name="T11"> </text:span><text:span text:style-name="T12">contador</text:span><text:span text:style-name="T11"> </text:span><text:span text:style-name="T20">+</text:span><text:span text:style-name="T11"> </text:span><text:span text:style-name="T25">1</text:span><text:span text:style-name="T11"> </text:span></text:p>
      <text:p text:style-name="P9"><text:line-break/><text:line-break/></text:p>
      <text:p text:style-name="P2"><text:span text:style-name="T16">print</text:span>(<text:span text:style-name="T17">f</text:span><text:span text:style-name="T18">"NUMERO DE PARES </text:span><text:span text:style-name="T17">{</text:span><text:span text:style-name="T7">cont_pa</text:span><text:span text:style-name="T17">}</text:span><text:span text:style-name="T18">"</text:span>)</text:p>
      <text:p text:style-name="P2"><text:span text:style-name="T16">print</text:span>(<text:span text:style-name="T17">f</text:span><text:span text:style-name="T18">"NUMERO DE IMPARES </text:span><text:span text:style-name="T17">{</text:span><text:span text:style-name="T7">cont_im</text:span><text:span text:style-name="T17">}</text:span><text:span text:style-name="T18">"</text:span>)</text:p>
      <text:p text:style-name="P2"><text:span text:style-name="T16">print</text:span>(<text:span text:style-name="T17">f</text:span><text:span text:style-name="T18">"NUMERO DE POSITIVOS </text:span><text:span text:style-name="T17">{</text:span><text:span text:style-name="T7">cont_p</text:span><text:span text:style-name="T17">}</text:span><text:span text:style-name="T18">"</text:span>)</text:p>
      <text:p text:style-name="P2"><text:span text:style-name="T16">print</text:span>(<text:span text:style-name="T17">f</text:span><text:span text:style-name="T18">"NUMERO DE NEGATIVOS </text:span><text:span text:style-name="T17">{</text:span><text:span text:style-name="T7">cont_n</text:span><text:span text:style-name="T17">}</text:span><text:span text:style-name="T18">"</text:span>)</text:p>
      <text:p text:style-name="P9"/>
      <text:p text:style-name="P15"><text:span text:style-name="T30">9- </text:span><text:span text:style-name="T2">contador</text:span><text:span text:style-name="T3"> </text:span><text:span text:style-name="T4">=</text:span><text:span text:style-name="T3"> </text:span><text:span text:style-name="T5">1</text:span></text:p>
      <text:p text:style-name="P2"><text:span text:style-name="T7">prom</text:span> <text:span text:style-name="T15">=</text:span> <text:span text:style-name="T9">1</text:span></text:p>
      <text:p text:style-name="P2"><text:span text:style-name="T7">acumulador</text:span> <text:span text:style-name="T15">=</text:span> <text:span text:style-name="T9">0</text:span></text:p>
      <text:p text:style-name="P2"><text:span text:style-name="T7">num</text:span> <text:span text:style-name="T15">=</text:span> <text:span text:style-name="T9">0</text:span></text:p>
      <text:p text:style-name="P5"/>
      <text:p text:style-name="P2"><text:span text:style-name="T6">while</text:span> <text:span text:style-name="T7">contador</text:span> <text:span text:style-name="T15">&lt;=</text:span> <text:span text:style-name="T9">100</text:span>:</text:p>
      <text:p text:style-name="P3">    <text:span text:style-name="T10">print</text:span><text:span text:style-name="T11">(</text:span><text:span text:style-name="T22">"Introduce un numero"</text:span><text:span text:style-name="T11">)</text:span></text:p>
      <text:p text:style-name="P5"/>
      <text:p text:style-name="P3">    <text:span text:style-name="T12">num</text:span><text:span text:style-name="T11"> </text:span><text:span text:style-name="T20">=</text:span><text:span text:style-name="T11"> </text:span><text:span text:style-name="T23">int</text:span><text:span text:style-name="T11">(</text:span><text:span text:style-name="T10">input</text:span><text:span text:style-name="T11">())</text:span></text:p>
      <text:p text:style-name="P5"/>
      <text:p text:style-name="P3">    <text:span text:style-name="T12">acumulador</text:span><text:span text:style-name="T11"> </text:span><text:span text:style-name="T20">=</text:span><text:span text:style-name="T11"> </text:span><text:span text:style-name="T12">acumulador</text:span><text:span text:style-name="T11"> </text:span><text:span text:style-name="T20">+</text:span><text:span text:style-name="T11"> </text:span><text:span text:style-name="T12">num</text:span></text:p>
      <text:p text:style-name="P5"/>
      <text:p text:style-name="P3">    <text:span text:style-name="T12">prom</text:span><text:span text:style-name="T11"> </text:span><text:span text:style-name="T20">=</text:span><text:span text:style-name="T11"> </text:span><text:span text:style-name="T12">acumulador</text:span><text:span text:style-name="T11"> </text:span><text:span text:style-name="T20">/</text:span><text:span text:style-name="T11"> </text:span><text:span text:style-name="T12">contador</text:span></text:p>
      <text:p text:style-name="P5"/>
      <text:p text:style-name="P3">    <text:span text:style-name="T12">contador</text:span><text:span text:style-name="T11"> </text:span><text:span text:style-name="T20">=</text:span><text:span text:style-name="T11"> </text:span><text:span text:style-name="T12">contador</text:span><text:span text:style-name="T11"> </text:span><text:span text:style-name="T20">+</text:span><text:span text:style-name="T11"> </text:span><text:span text:style-name="T25">1</text:span></text:p>
      <text:p text:style-name="P5"/>
      <text:p text:style-name="P2"><text:span text:style-name="T16">print</text:span> (<text:span text:style-name="T17">f</text:span><text:span text:style-name="T18">"El Promedio de todos los numero introducidos es </text:span><text:span text:style-name="T17">{</text:span><text:span text:style-name="T7">prom</text:span><text:span text:style-name="T17">}</text:span><text:span text:style-name="T18">"</text:span>)</text:p>
      <text:p text:style-name="P16"/>
      <text:p text:style-name="P16"/>
      <text:p text:style-name="P17"><text:span text:style-name="T31">10- </text:span><text:span text:style-name="T13">print</text:span><text:span text:style-name="T3">(</text:span><text:span text:style-name="T14">"Ingresá un número:"</text:span><text:span text:style-name="T3">)</text:span></text:p>
      <text:p text:style-name="P2"><text:span text:style-name="T7">num</text:span> <text:span text:style-name="T15">=</text:span> <text:span text:style-name="T8">int</text:span>(<text:span text:style-name="T16">input</text:span>())</text:p>
      <text:p text:style-name="P2"><text:span text:style-name="T7">invertido</text:span> <text:span text:style-name="T15">=</text:span> <text:span text:style-name="T9">0</text:span></text:p>
      <text:p text:style-name="P2"><text:span text:style-name="T6">while</text:span> <text:span text:style-name="T7">num</text:span> <text:span text:style-name="T15">&gt;</text:span> <text:span text:style-name="T9">0</text:span>:</text:p>
      <text:p text:style-name="P3">    <text:span text:style-name="T12">resto</text:span><text:span text:style-name="T11"> </text:span><text:span text:style-name="T20">=</text:span><text:span text:style-name="T11"> </text:span><text:span text:style-name="T12">num</text:span><text:span text:style-name="T11"> </text:span><text:span text:style-name="T20">%</text:span><text:span text:style-name="T11"> </text:span><text:span text:style-name="T25">10</text:span></text:p>
      <text:p text:style-name="P3">    <text:span text:style-name="T12">invertido</text:span><text:span text:style-name="T11"> </text:span><text:span text:style-name="T20">=</text:span><text:span text:style-name="T11"> </text:span><text:span text:style-name="T12">invertido</text:span><text:span text:style-name="T11"> </text:span><text:span text:style-name="T20">*</text:span><text:span text:style-name="T11"> </text:span><text:span text:style-name="T25">10</text:span><text:span text:style-name="T11"> </text:span><text:span text:style-name="T20">+</text:span><text:span text:style-name="T11"> </text:span><text:span text:style-name="T12">resto</text:span></text:p>
      <text:p text:style-name="P3">    <text:span text:style-name="T12">num</text:span><text:span text:style-name="T11"> </text:span><text:span text:style-name="T20">//=</text:span><text:span text:style-name="T11"> </text:span><text:span text:style-name="T25">10</text:span></text:p>
      <text:p text:style-name="P2"><text:span text:style-name="T16">print</text:span>(<text:span text:style-name="T7">invertido</text:span>)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2T15:48:53.601762800</meta:creation-date>
    <dc:date>2025-09-12T23:29:56.961872900</dc:date>
    <meta:editing-duration>PT10M51S</meta:editing-duration>
    <meta:editing-cycles>1</meta:editing-cycles>
    <meta:document-statistic meta:table-count="0" meta:image-count="0" meta:object-count="0" meta:page-count="3" meta:paragraph-count="89" meta:word-count="340" meta:character-count="2094" meta:non-whitespace-character-count="1665"/>
    <meta:generator>LibreOffice/25.2.5.2$Windows_X86_64 LibreOffice_project/03d19516eb2e1dd5d4ccd751a0d6f35f35e08022</meta:generator>
  </office:meta>
</office:document-meta>
</file>